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7e33e3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67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6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72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73" style:family="paragraph" style:parent-style-name="Standard">
      <style:text-properties style:font-name="Liberation Sans" officeooo:paragraph-rsid="0077bdf2"/>
    </style:style>
    <style:style style:name="P74" style:family="paragraph" style:parent-style-name="Standard">
      <style:text-properties officeooo:rsid="00c9dcbb" officeooo:paragraph-rsid="0016010c"/>
    </style:style>
    <style:style style:name="P75" style:family="paragraph" style:parent-style-name="Standard">
      <style:text-properties officeooo:paragraph-rsid="0016010c"/>
    </style:style>
    <style:style style:name="P76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7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7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79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5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86" style:family="paragraph" style:parent-style-name="Standard">
      <style:paragraph-properties fo:line-height="150%"/>
      <style:text-properties officeooo:paragraph-rsid="0016010c"/>
    </style:style>
    <style:style style:name="P87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1" style:family="paragraph" style:parent-style-name="Heading_20_1" style:list-style-name="">
      <style:text-properties officeooo:paragraph-rsid="004a1300"/>
    </style:style>
    <style:style style:name="P92" style:family="paragraph" style:parent-style-name="Heading_20_1">
      <style:paragraph-properties fo:break-before="page"/>
      <style:text-properties officeooo:paragraph-rsid="004a1300"/>
    </style:style>
    <style:style style:name="P93" style:family="paragraph" style:parent-style-name="Heading_20_1">
      <style:text-properties officeooo:paragraph-rsid="0021476d"/>
    </style:style>
    <style:style style:name="P94" style:family="paragraph" style:parent-style-name="Heading_20_1">
      <style:paragraph-properties fo:break-before="page"/>
      <style:text-properties style:font-name="Liberation Sans" officeooo:paragraph-rsid="0016010c"/>
    </style:style>
    <style:style style:name="P95" style:family="paragraph" style:parent-style-name="Heading_20_1">
      <style:text-properties officeooo:paragraph-rsid="0022b838"/>
    </style:style>
    <style:style style:name="P96" style:family="paragraph" style:parent-style-name="Heading_20_2">
      <style:paragraph-properties fo:break-before="page"/>
      <style:text-properties officeooo:paragraph-rsid="0046a331"/>
    </style:style>
    <style:style style:name="P97" style:family="paragraph" style:parent-style-name="Heading_20_2">
      <style:paragraph-properties fo:break-before="page"/>
      <style:text-properties officeooo:paragraph-rsid="0077bdf2"/>
    </style:style>
    <style:style style:name="P98" style:family="paragraph" style:parent-style-name="Heading_20_3">
      <style:text-properties officeooo:paragraph-rsid="004c109a"/>
    </style:style>
    <style:style style:name="P99" style:family="paragraph" style:parent-style-name="Heading_20_3">
      <style:text-properties officeooo:paragraph-rsid="0016010c"/>
    </style:style>
    <style:style style:name="P100" style:family="paragraph" style:parent-style-name="Heading_20_3">
      <style:text-properties officeooo:paragraph-rsid="0021476d"/>
    </style:style>
    <style:style style:name="P101" style:family="paragraph" style:parent-style-name="Heading_20_3">
      <style:text-properties officeooo:paragraph-rsid="00201306"/>
    </style:style>
    <style:style style:name="P102" style:family="paragraph" style:parent-style-name="Heading_20_3">
      <style:text-properties fo:language="ru" fo:country="RU" officeooo:rsid="00930ba7" officeooo:paragraph-rsid="0021476d"/>
    </style:style>
    <style:style style:name="P103" style:family="paragraph" style:parent-style-name="Heading_20_3">
      <style:text-properties fo:language="ru" fo:country="RU" officeooo:rsid="00930ba7" officeooo:paragraph-rsid="0077bdf2"/>
    </style:style>
    <style:style style:name="P104" style:family="paragraph" style:parent-style-name="Heading_20_3">
      <style:text-properties officeooo:rsid="007a5358" officeooo:paragraph-rsid="007a5358"/>
    </style:style>
    <style:style style:name="P105" style:family="paragraph" style:parent-style-name="Heading_20_3">
      <style:text-properties officeooo:paragraph-rsid="0077bdf2"/>
    </style:style>
    <style:style style:name="P106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07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08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09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10" style:family="paragraph" style:parent-style-name="Standard">
      <style:text-properties style:font-name="Liberation Sans" officeooo:paragraph-rsid="00983786"/>
    </style:style>
    <style:style style:name="P111" style:family="paragraph" style:parent-style-name="Standard" style:list-style-name="">
      <style:paragraph-properties fo:line-height="150%"/>
      <style:text-properties officeooo:paragraph-rsid="0095582d"/>
    </style:style>
    <style:style style:name="P112" style:family="paragraph" style:parent-style-name="Standard">
      <style:paragraph-properties fo:line-height="150%"/>
      <style:text-properties officeooo:paragraph-rsid="00997817"/>
    </style:style>
    <style:style style:name="P113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1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1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1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2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fo:color="#c9211e" loext:opacity="10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officeooo:rsid="0092baf4" officeooo:paragraph-rsid="0092baf4" style:font-size-asian="12pt" style:font-size-complex="12pt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Liberation Sans" officeooo:rsid="00d5ec29"/>
    </style:style>
    <style:style style:name="T26" style:family="text">
      <style:text-properties style:font-name="Liberation Sans" officeooo:rsid="00bf095a"/>
    </style:style>
    <style:style style:name="T27" style:family="text">
      <style:text-properties style:font-name="Liberation Sans" officeooo:rsid="00882ad0"/>
    </style:style>
    <style:style style:name="T28" style:family="text">
      <style:text-properties officeooo:rsid="00bb2adb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b1adeb" style:font-weight-asian="bold" style:font-weight-complex="bold"/>
    </style:style>
    <style:style style:name="T31" style:family="text">
      <style:text-properties fo:font-weight="bold" officeooo:rsid="00beeba1" style:font-weight-asian="bold" style:font-weight-complex="bold"/>
    </style:style>
    <style:style style:name="T32" style:family="text">
      <style:text-properties fo:font-weight="bold" officeooo:rsid="00a67e6f" style:font-weight-asian="bold" style:font-weight-complex="bold"/>
    </style:style>
    <style:style style:name="T33" style:family="text">
      <style:text-properties officeooo:rsid="00bd0501"/>
    </style:style>
    <style:style style:name="T34" style:family="text">
      <style:text-properties style:use-window-font-color="true" loext:opacity="0%"/>
    </style:style>
    <style:style style:name="T35" style:family="text">
      <style:text-properties style:use-window-font-color="true" loext:opacity="0%" officeooo:rsid="00b1adeb"/>
    </style:style>
    <style:style style:name="T36" style:family="text">
      <style:text-properties style:use-window-font-color="true" loext:opacity="0%" officeooo:rsid="00c87a95"/>
    </style:style>
    <style:style style:name="T37" style:family="text">
      <style:text-properties style:use-window-font-color="true" loext:opacity="0%" officeooo:rsid="00c64160"/>
    </style:style>
    <style:style style:name="T38" style:family="text">
      <style:text-properties style:use-window-font-color="true" loext:opacity="0%" officeooo:rsid="00beeba1"/>
    </style:style>
    <style:style style:name="T39" style:family="text">
      <style:text-properties style:use-window-font-color="true" loext:opacity="0%" officeooo:rsid="001a39f4"/>
    </style:style>
    <style:style style:name="T40" style:family="text">
      <style:text-properties style:use-window-font-color="true" loext:opacity="0%" officeooo:rsid="007f3072"/>
    </style:style>
    <style:style style:name="T41" style:family="text">
      <style:text-properties style:use-window-font-color="true" loext:opacity="0%" style:text-position="super 58%" officeooo:rsid="009af829"/>
    </style:style>
    <style:style style:name="T42" style:family="text">
      <style:text-properties officeooo:rsid="00c45f68"/>
    </style:style>
    <style:style style:name="T43" style:family="text">
      <style:text-properties officeooo:rsid="00c5a6ab"/>
    </style:style>
    <style:style style:name="T44" style:family="text">
      <style:text-properties officeooo:rsid="00c87a95"/>
    </style:style>
    <style:style style:name="T45" style:family="text">
      <style:text-properties fo:language="ru" fo:country="RU"/>
    </style:style>
    <style:style style:name="T46" style:family="text">
      <style:text-properties fo:language="ru" fo:country="RU" officeooo:rsid="00930ba7"/>
    </style:style>
    <style:style style:name="T47" style:family="text">
      <style:text-properties fo:language="ru" fo:country="RU" officeooo:rsid="00922964"/>
    </style:style>
    <style:style style:name="T48" style:family="text">
      <style:text-properties fo:language="ru" fo:country="RU" officeooo:rsid="00a67e6f"/>
    </style:style>
    <style:style style:name="T49" style:family="text">
      <style:text-properties officeooo:rsid="00aeb470"/>
    </style:style>
    <style:style style:name="T50" style:family="text">
      <style:text-properties officeooo:rsid="00b1adeb"/>
    </style:style>
    <style:style style:name="T51" style:family="text">
      <style:text-properties officeooo:rsid="00a67e6f"/>
    </style:style>
    <style:style style:name="T52" style:family="text">
      <style:text-properties officeooo:rsid="00b45ea9"/>
    </style:style>
    <style:style style:name="T53" style:family="text">
      <style:text-properties fo:color="#808000" loext:opacity="100%" fo:language="ru" fo:country="RU"/>
    </style:style>
    <style:style style:name="T54" style:family="text">
      <style:text-properties fo:color="#c0c0c0" loext:opacity="100%"/>
    </style:style>
    <style:style style:name="T55" style:family="text">
      <style:text-properties fo:color="#c0c0c0" loext:opacity="100%" fo:language="ru" fo:country="RU"/>
    </style:style>
    <style:style style:name="T56" style:family="text">
      <style:text-properties fo:color="#800080" loext:opacity="100%"/>
    </style:style>
    <style:style style:name="T57" style:family="text">
      <style:text-properties fo:color="#800080" loext:opacity="100%" fo:language="ru" fo:country="RU" fo:font-weight="bold"/>
    </style:style>
    <style:style style:name="T58" style:family="text">
      <style:text-properties fo:color="#008000" loext:opacity="100%"/>
    </style:style>
    <style:style style:name="T59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60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61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62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63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64" style:family="text">
      <style:text-properties fo:font-size="12pt" fo:language="ru" fo:country="RU" fo:font-weight="normal" officeooo:rsid="0095582d" style:font-size-asian="12pt" style:font-weight-asian="normal" style:font-size-complex="12pt" style:font-weight-complex="normal"/>
    </style:style>
    <style:style style:name="T65" style:family="text">
      <style:text-properties officeooo:rsid="00416efc"/>
    </style:style>
    <style:style style:name="T66" style:family="text">
      <style:text-properties officeooo:rsid="0043757f"/>
    </style:style>
    <style:style style:name="T67" style:family="text">
      <style:text-properties style:text-position="super 58%" officeooo:rsid="0043757f"/>
    </style:style>
    <style:style style:name="T68" style:family="text">
      <style:text-properties style:text-position="super 58%" officeooo:rsid="004b5088"/>
    </style:style>
    <style:style style:name="T69" style:family="text">
      <style:text-properties style:text-position="super 58%" officeooo:rsid="009288f0"/>
    </style:style>
    <style:style style:name="T70" style:family="text">
      <style:text-properties officeooo:rsid="0046a331"/>
    </style:style>
    <style:style style:name="T71" style:family="text">
      <style:text-properties officeooo:rsid="0046ebde"/>
    </style:style>
    <style:style style:name="T72" style:family="text">
      <style:text-properties officeooo:rsid="00474534"/>
    </style:style>
    <style:style style:name="T73" style:family="text">
      <style:text-properties officeooo:rsid="00493f0d"/>
    </style:style>
    <style:style style:name="T74" style:family="text">
      <style:text-properties officeooo:rsid="004a1300"/>
    </style:style>
    <style:style style:name="T75" style:family="text">
      <style:text-properties officeooo:rsid="004ff8bc"/>
    </style:style>
    <style:style style:name="T76" style:family="text">
      <style:text-properties officeooo:rsid="00519d41"/>
    </style:style>
    <style:style style:name="T77" style:family="text">
      <style:text-properties officeooo:rsid="0056ad57"/>
    </style:style>
    <style:style style:name="T78" style:family="text">
      <style:text-properties officeooo:rsid="00595451"/>
    </style:style>
    <style:style style:name="T79" style:family="text">
      <style:text-properties officeooo:rsid="005bfd81"/>
    </style:style>
    <style:style style:name="T80" style:family="text">
      <style:text-properties officeooo:rsid="005e8a37"/>
    </style:style>
    <style:style style:name="T81" style:family="text">
      <style:text-properties officeooo:rsid="0060f96c"/>
    </style:style>
    <style:style style:name="T82" style:family="text">
      <style:text-properties officeooo:rsid="0062639c"/>
    </style:style>
    <style:style style:name="T83" style:family="text">
      <style:text-properties officeooo:rsid="006bfd09"/>
    </style:style>
    <style:style style:name="T84" style:family="text">
      <style:text-properties officeooo:rsid="006ddf3c"/>
    </style:style>
    <style:style style:name="T85" style:family="text">
      <style:text-properties officeooo:rsid="00735536"/>
    </style:style>
    <style:style style:name="T86" style:family="text">
      <style:text-properties officeooo:rsid="0077b35a"/>
    </style:style>
    <style:style style:name="T87" style:family="text">
      <style:text-properties officeooo:rsid="0077bdf2"/>
    </style:style>
    <style:style style:name="T88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89" style:family="text">
      <style:text-properties fo:color="#c9211e" loext:opacity="100%" style:font-name="Liberation Sans" fo:font-size="12pt" fo:language="ru" fo:country="RU" fo:font-weight="bold" officeooo:rsid="0092baf4" style:font-size-asian="12pt" style:font-weight-asian="bold" style:font-size-complex="12pt" style:font-weight-complex="bold"/>
    </style:style>
    <style:style style:name="T90" style:family="text">
      <style:text-properties fo:color="#c9211e" loext:opacity="100%" style:font-name="Liberation Sans" fo:font-size="12pt" fo:language="ru" fo:country="RU" fo:font-weight="bold" officeooo:rsid="00997817" style:font-size-asian="12pt" style:font-weight-asian="bold" style:font-size-complex="12pt" style:font-weight-complex="bold"/>
    </style:style>
    <style:style style:name="T91" style:family="text">
      <style:text-properties fo:color="#c9211e" loext:opacity="100%" style:font-name="Liberation Sans" fo:font-size="12pt" fo:language="ru" fo:country="RU" fo:font-style="normal" fo:font-weight="normal" officeooo:rsid="0092baf4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color="#c9211e" loext:opacity="100%" style:font-name="Liberation Sans" fo:font-size="12pt" fo:language="ru" fo:country="RU" fo:font-style="normal" fo:font-weight="normal" officeooo:rsid="0095582d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color="#c9211e" loext:opacity="100%" fo:font-size="12pt" fo:language="ru" fo:country="RU" fo:font-weight="bold" officeooo:rsid="0092baf4" style:font-size-asian="12pt" style:font-weight-asian="bold" style:font-size-complex="12pt" style:font-weight-complex="bold"/>
    </style:style>
    <style:style style:name="T94" style:family="text">
      <style:text-properties fo:color="#c9211e" loext:opacity="100%" fo:font-size="12pt" fo:language="ru" fo:country="RU" fo:font-weight="bold" officeooo:rsid="0095582d" style:font-size-asian="12pt" style:font-weight-asian="bold" style:font-size-complex="12pt" style:font-weight-complex="bold"/>
    </style:style>
    <style:style style:name="T95" style:family="text">
      <style:text-properties fo:color="#c9211e" loext:opacity="100%" fo:font-size="12pt" fo:language="ru" fo:country="RU" fo:font-weight="normal" officeooo:rsid="0092baf4" style:font-size-asian="12pt" style:font-weight-asian="normal" style:font-size-complex="12pt" style:font-weight-complex="normal"/>
    </style:style>
    <style:style style:name="T96" style:family="text">
      <style:text-properties fo:color="#c9211e" loext:opacity="100%" fo:font-size="12pt" fo:language="ru" fo:country="RU" fo:font-weight="normal" officeooo:rsid="0095582d" style:font-size-asian="12pt" style:font-weight-asian="normal" style:font-size-complex="12pt" style:font-weight-complex="normal"/>
    </style:style>
    <style:style style:name="T97" style:family="text">
      <style:text-properties fo:color="#c9211e" loext:opacity="100%" fo:font-size="12pt" fo:language="ru" fo:country="RU" fo:font-style="italic" fo:font-weight="normal" officeooo:rsid="0092baf4" style:font-size-asian="12pt" style:font-style-asian="italic" style:font-weight-asian="normal" style:font-size-complex="12pt" style:font-style-complex="italic" style:font-weight-complex="normal"/>
    </style:style>
    <style:style style:name="T98" style:family="text">
      <style:text-properties fo:color="#c9211e" loext:opacity="100%" fo:font-size="12pt" fo:language="ru" fo:country="RU" fo:font-style="italic" fo:font-weight="normal" officeooo:rsid="0095582d" style:font-size-asian="12pt" style:font-style-asian="italic" style:font-weight-asian="normal" style:font-size-complex="12pt" style:font-style-complex="italic" style:font-weight-complex="normal"/>
    </style:style>
    <style:style style:name="T99" style:family="text">
      <style:text-properties fo:color="#c9211e" loext:opacity="100%" fo:font-size="12pt" fo:language="ru" fo:country="RU" fo:font-style="normal" fo:font-weight="normal" officeooo:rsid="0092baf4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color="#c9211e" loext:opacity="100%" fo:font-size="12pt" fo:language="ru" fo:country="RU" fo:font-style="normal" fo:font-weight="normal" officeooo:rsid="0095582d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color="#c9211e" loext:opacity="100%" fo:language="ru" fo:country="RU"/>
    </style:style>
    <style:style style:name="T102" style:family="text">
      <style:text-properties fo:color="#c9211e" loext:opacity="100%" fo:language="ru" fo:country="RU" fo:font-weight="bold" officeooo:rsid="0092baf4" style:font-weight-asian="bold" style:font-weight-complex="bold"/>
    </style:style>
    <style:style style:name="T103" style:family="text">
      <style:text-properties fo:color="#c9211e" loext:opacity="100%" fo:language="ru" fo:country="RU" fo:font-weight="bold" officeooo:rsid="00997817" style:font-weight-asian="bold" style:font-weight-complex="bold"/>
    </style:style>
    <style:style style:name="T104" style:family="text">
      <style:text-properties fo:color="#c9211e" loext:opacity="100%" officeooo:rsid="00416efc"/>
    </style:style>
    <style:style style:name="T105" style:family="text">
      <style:text-properties fo:color="#c9211e" loext:opacity="100%" officeooo:rsid="00983786"/>
    </style:style>
    <style:style style:name="T106" style:family="text">
      <style:text-properties fo:color="#c9211e" loext:opacity="100%" style:text-position="super 58%" officeooo:rsid="0043757f"/>
    </style:style>
    <style:style style:name="T107" style:family="text">
      <style:text-properties fo:color="#c9211e" loext:opacity="100%" style:text-position="super 58%" officeooo:rsid="004b5088"/>
    </style:style>
    <style:style style:name="T108" style:family="text">
      <style:text-properties fo:color="#c9211e" loext:opacity="100%" style:text-position="super 58%" officeooo:rsid="009af829"/>
    </style:style>
    <style:style style:name="T109" style:family="text">
      <style:text-properties officeooo:rsid="008ba925"/>
    </style:style>
    <style:style style:name="T110" style:family="text">
      <style:text-properties style:text-position="0% 100%" officeooo:rsid="009288f0"/>
    </style:style>
    <style:style style:name="T111" style:family="text">
      <style:text-properties officeooo:rsid="0092baf4"/>
    </style:style>
    <style:style style:name="T112" style:family="text">
      <style:text-properties officeooo:rsid="00983786"/>
    </style:style>
    <style:style style:name="T113" style:family="text">
      <style:text-properties officeooo:rsid="009af82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2"><text:a xlink:type="simple" xlink:href="#__RefHeading___Toc2592_2518304145" text:style-name="Index_20_Link" text:visited-style-name="Index_20_Link">Заголовок протокола (24 байт + N байт, N максимум 248)<text:tab/>2</text:a></text:p>
          <text:p text:style-name="P84"><text:a xlink:type="simple" xlink:href="#__RefHeading___Toc2594_2518304145" text:style-name="Index_20_Link" text:visited-style-name="Index_20_Link">Версия протокола<text:tab/>2</text:a></text:p>
          <text:p text:style-name="P84"><text:a xlink:type="simple" xlink:href="#__RefHeading___Toc2596_2518304145" text:style-name="Index_20_Link" text:visited-style-name="Index_20_Link">Тип пакета<text:tab/>2</text:a></text:p>
          <text:p text:style-name="P84"><text:a xlink:type="simple" xlink:href="#__RefHeading___Toc2598_2518304145" text:style-name="Index_20_Link" text:visited-style-name="Index_20_Link">Назначение пакета<text:tab/>3</text:a></text:p>
          <text:p text:style-name="P84"><text:a xlink:type="simple" xlink:href="#__RefHeading___Toc2600_2518304145" text:style-name="Index_20_Link" text:visited-style-name="Index_20_Link">Флаги<text:tab/>3</text:a></text:p>
          <text:p text:style-name="P84"><text:a xlink:type="simple" xlink:href="#__RefHeading___Toc2602_2518304145" text:style-name="Index_20_Link" text:visited-style-name="Index_20_Link">Размер тела пакета<text:tab/>3</text:a></text:p>
          <text:p text:style-name="P84"><text:a xlink:type="simple" xlink:href="#__RefHeading___Toc2604_2518304145" text:style-name="Index_20_Link" text:visited-style-name="Index_20_Link">Контрольная сумма заголовка<text:tab/>3</text:a></text:p>
          <text:p text:style-name="P82"><text:a xlink:type="simple" xlink:href="#__RefHeading___Toc2606_2518304145" text:style-name="Index_20_Link" text:visited-style-name="Index_20_Link">Тело протокола:<text:tab/>4</text:a></text:p>
          <text:p text:style-name="P83"><text:a xlink:type="simple" xlink:href="#__RefHeading___Toc2608_2518304145" text:style-name="Index_20_Link" text:visited-style-name="Index_20_Link">Идентификация устройства (16 + N байт, N максимум 240)<text:tab/>4</text:a></text:p>
          <text:p text:style-name="P84"><text:a xlink:type="simple" xlink:href="#__RefHeading___Toc2610_2518304145" text:style-name="Index_20_Link" text:visited-style-name="Index_20_Link">ID устройства<text:tab/>4</text:a></text:p>
          <text:p text:style-name="P84"><text:a xlink:type="simple" xlink:href="#__RefHeading___Toc2612_2518304145" text:style-name="Index_20_Link" text:visited-style-name="Index_20_Link">Количество каналов<text:tab/>4</text:a></text:p>
          <text:p text:style-name="P84"><text:a xlink:type="simple" xlink:href="#__RefHeading___Toc2614_2518304145" text:style-name="Index_20_Link" text:visited-style-name="Index_20_Link">Флаги<text:tab/>5</text:a></text:p>
          <text:p text:style-name="P84"><text:a xlink:type="simple" xlink:href="#__RefHeading___Toc2616_2518304145" text:style-name="Index_20_Link" text:visited-style-name="Index_20_Link">Контрольная сумма тела пакета<text:tab/>5</text:a></text:p>
          <text:p text:style-name="P84"><text:a xlink:type="simple" xlink:href="#__RefHeading___Toc2618_2518304145" text:style-name="Index_20_Link" text:visited-style-name="Index_20_Link">Тип данных канала<text:tab/>5</text:a></text:p>
          <text:p text:style-name="P83"><text:a xlink:type="simple" xlink:href="#__RefHeading___Toc2620_2518304145" text:style-name="Index_20_Link" text:visited-style-name="Index_20_Link">Состояние устройства (15 + N байт, N максимум 240 байт)<text:tab/>6</text:a></text:p>
          <text:p text:style-name="P84"><text:a xlink:type="simple" xlink:href="#__RefHeading___Toc2628_2518304145" text:style-name="Index_20_Link" text:visited-style-name="Index_20_Link">Состояние устройства<text:tab/>6</text:a></text:p>
          <text:p text:style-name="P84"><text:a xlink:type="simple" xlink:href="#__RefHeading___Toc2630_2518304145" text:style-name="Index_20_Link" text:visited-style-name="Index_20_Link">Флаги<text:tab/>6</text:a></text:p>
          <text:p text:style-name="P84"><text:a xlink:type="simple" xlink:href="#__RefHeading___Toc2616_25183041451" text:style-name="Index_20_Link" text:visited-style-name="Index_20_Link">Контрольная сумма тела пакета<text:tab/>6</text:a></text:p>
          <text:p text:style-name="P84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83"><text:a xlink:type="simple" xlink:href="#__RefHeading___Toc2622_2518304145" text:style-name="Index_20_Link" text:visited-style-name="Index_20_Link">Чтение / Запись данных (15 + N байт, N максимум 240)<text:tab/>7</text:a></text:p>
          <text:p text:style-name="P84"><text:a xlink:type="simple" xlink:href="#__RefHeading___Toc2632_2518304145" text:style-name="Index_20_Link" text:visited-style-name="Index_20_Link">Номер канала<text:tab/>7</text:a></text:p>
          <text:p text:style-name="P84"><text:a xlink:type="simple" xlink:href="#__RefHeading___Toc2614_25183041451" text:style-name="Index_20_Link" text:visited-style-name="Index_20_Link">Флаги<text:tab/>7</text:a></text:p>
          <text:p text:style-name="P84"><text:a xlink:type="simple" xlink:href="#__RefHeading___Toc2616_25183041452" text:style-name="Index_20_Link" text:visited-style-name="Index_20_Link">Контрольная сумма тела пакета<text:tab/>8</text:a></text:p>
          <text:p text:style-name="P84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83"><text:a xlink:type="simple" xlink:href="#__RefHeading___Toc2622_2518304145%20%D0%9A%D0%BE%D0%BF%D0%B8%D1%8F%201" text:style-name="Index_20_Link" text:visited-style-name="Index_20_Link">Технические данные (15 + N байт, N максимум 240)<text:tab/>9</text:a></text:p>
          <text:p text:style-name="P84"><text:a xlink:type="simple" xlink:href="#__RefHeading___Toc2632_2518304145%20%D0%9A%D0%BE%D0%BF%D0%B8%D1%8F%201" text:style-name="Index_20_Link" text:visited-style-name="Index_20_Link">Тип<text:tab/>9</text:a></text:p>
          <text:p text:style-name="P84"><text:a xlink:type="simple" xlink:href="#__RefHeading___Toc2614_25183041451%20%D0%9A%D0%BE%D0%BF%D0%B8%D1%8F%201" text:style-name="Index_20_Link" text:visited-style-name="Index_20_Link">Флаги<text:tab/>9</text:a></text:p>
          <text:p text:style-name="P84"><text:a xlink:type="simple" xlink:href="#__RefHeading___Toc2616_25183041452%20%D0%9A%D0%BE%D0%BF%D0%B8%D1%8F%201" text:style-name="Index_20_Link" text:visited-style-name="Index_20_Link">Контрольная сумма тела пакета<text:tab/>10</text:a></text:p>
          <text:p text:style-name="P84"><text:a xlink:type="simple" xlink:href="#__RefHeading___Toc1836_2934939982%20%D0%9A%D0%BE%D0%BF%D0%B8%D1%8F%201" text:style-name="Index_20_Link" text:visited-style-name="Index_20_Link">Формула расчета = Тип + Резерв + Флаги + Размер пакета данных<text:tab/>10</text:a></text:p>
          <text:p text:style-name="P82"><text:a xlink:type="simple" xlink:href="#__RefHeading___Toc1731_2518304145" text:style-name="Index_20_Link" text:visited-style-name="Index_20_Link">Приложение 1<text:tab/>11</text:a></text:p>
          <text:p text:style-name="P84"><text:a xlink:type="simple" xlink:href="#__RefHeading___Toc2626_2518304145" text:style-name="Index_20_Link" text:visited-style-name="Index_20_Link">Типы данных каналов<text:tab/>11</text:a></text:p>
          <text:p text:style-name="P82"><text:a xlink:type="simple" xlink:href="#__RefHeading___Toc2014_1011300270" text:style-name="Index_20_Link" text:visited-style-name="Index_20_Link">enum DATA_TYPE<text:tab/>11</text:a></text:p>
        </text:index-body>
      </text:table-of-content>
      <text:h text:style-name="P91" text:outline-level="1"/>
      <text:h text:style-name="P92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104">2</text:span><text:span text:style-name="T105">4</text:span><text:span text:style-name="T12"> байт</text:span><text:span text:style-name="T113">а</text:span><text:span text:style-name="T12"> </text:span><text:span text:style-name="T74">+ </text:span><text:span text:style-name="T28">N байт, </text:span><text:span text:style-name="T70">N </text:span><text:span text:style-name="T66">максимум 2</text:span><text:span text:style-name="T41">64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23">Назначение</text:p>
            <text:p text:style-name="P3">пакета</text:p>
          </table:table-cell>
          <table:table-cell table:style-name="Заголовок_5f_пакета.A1" office:value-type="string">
            <text:p text:style-name="P5">Флаги</text:p>
          </table:table-cell>
          <table:table-cell table:style-name="Заголовок_5f_пакета.A1" office:value-type="string">
            <text:p text:style-name="P126">Номер фрагмента</text:p>
          </table:table-cell>
          <table:table-cell table:style-name="Заголовок_5f_пакета.A1" office:value-type="string">
            <text:p text:style-name="P126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3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25">1 байт</text:p>
          </table:table-cell>
          <table:table-cell table:style-name="Заголовок_5f_пакета.A2" office:value-type="string">
            <text:p text:style-name="P25">1 байт</text:p>
          </table:table-cell>
          <table:table-cell table:style-name="Заголовок_5f_пакета.A2" office:value-type="string">
            <text:p text:style-name="P25">1 байт</text:p>
          </table:table-cell>
          <table:table-cell table:style-name="Заголовок_5f_пакета.A2" office:value-type="string">
            <text:p text:style-name="P27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127">2 байта</text:p>
          </table:table-cell>
          <table:table-cell table:style-name="Заголовок_5f_пакета.A2" office:value-type="string">
            <text:p text:style-name="P127">2 байта</text:p>
          </table:table-cell>
          <table:table-cell table:style-name="Заголовок_5f_пакета.A2" office:value-type="string">
            <text:p text:style-name="P25"><text:span text:style-name="T80">8</text:span> байт</text:p>
          </table:table-cell>
          <table:table-cell table:style-name="Заголовок_5f_пакета.H2" office:value-type="string">
            <text:p text:style-name="P29"><text:span text:style-name="T81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21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58"><text:span text:style-name="T72">(</text:span>Размер тела пакета<text:span text:style-name="T73">)</text:span> <text:span text:style-name="T71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Название</text:p>
          </table:table-cell>
          <table:table-cell table:style-name="Таблица2.B1" office:value-type="string">
            <text:p text:style-name="P9">Значение</text:p>
          </table:table-cell>
        </table:table-row>
        <table:table-row>
          <table:table-cell table:style-name="Таблица2.A2" office:value-type="string">
            <text:p text:style-name="P43">Версия <text:span text:style-name="T76">N</text:span></text:p>
          </table:table-cell>
          <table:table-cell table:style-name="Таблица2.B2" office:value-type="string">
            <text:p text:style-name="P47">N</text:p>
          </table:table-cell>
        </table:table-row>
      </table:table>
      <text:h text:style-name="P98" text:outline-level="3"/>
      <text:h text:style-name="P98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7">Название</text:p>
          </table:table-cell>
          <table:table-cell table:style-name="Тип_5f_пакета.B1" office:value-type="string">
            <text:p text:style-name="P7">Значение</text:p>
          </table:table-cell>
        </table:table-row>
        <table:table-row>
          <table:table-cell table:style-name="Тип_5f_пакета.A2" office:value-type="string">
            <text:p text:style-name="P46">Отсутствует</text:p>
          </table:table-cell>
          <table:table-cell table:style-name="Тип_5f_пакета.B2" office:value-type="string">
            <text:p text:style-name="P31">0x0<text:span text:style-name="T75">0</text:span></text:p>
          </table:table-cell>
        </table:table-row>
        <table:table-row>
          <table:table-cell table:style-name="Тип_5f_пакета.A2" office:value-type="string">
            <text:p text:style-name="P31">Запрос</text:p>
          </table:table-cell>
          <table:table-cell table:style-name="Тип_5f_пакета.B2" office:value-type="string">
            <text:p text:style-name="P31">0x0<text:span text:style-name="T78">1</text:span></text:p>
          </table:table-cell>
        </table:table-row>
        <table:table-row>
          <table:table-cell table:style-name="Тип_5f_пакета.A2" office:value-type="string">
            <text:p text:style-name="P31">Ответ</text:p>
          </table:table-cell>
          <table:table-cell table:style-name="Тип_5f_пакета.B2" office:value-type="string">
            <text:p text:style-name="P31">0x0<text:span text:style-name="T78">2</text:span></text:p>
          </table:table-cell>
        </table:table-row>
      </table:table>
      <text:p text:style-name="P70"/>
      <text:h text:style-name="Heading_20_3" text:outline-level="3"><text:bookmark-start text:name="__RefHeading___Toc2598_2518304145"/><text:soft-page-break/><text:span text:style-name="T79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7">Название</text:p>
          </table:table-cell>
          <table:table-cell table:style-name="Вид_5f_пакета.A1" office:value-type="string">
            <text:p text:style-name="P7">Значение</text:p>
          </table:table-cell>
          <table:table-cell table:style-name="Вид_5f_пакета.C1" office:value-type="string">
            <text:p text:style-name="P22"><text:span text:style-name="T84">Д</text:span><text:span text:style-name="T82">олжно </text:span><text:span text:style-name="T84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46">Отсутствует</text:p>
          </table:table-cell>
          <table:table-cell table:style-name="Вид_5f_пакета.A2" office:value-type="string">
            <text:p text:style-name="P31">0x0<text:span text:style-name="T75">0</text:span></text:p>
          </table:table-cell>
          <table:table-cell table:style-name="Вид_5f_пакета.C2" office:value-type="string">
            <text:p text:style-name="P48">Нет</text:p>
          </table:table-cell>
        </table:table-row>
        <table:table-row>
          <table:table-cell table:style-name="Вид_5f_пакета.A2" office:value-type="string">
            <text:p text:style-name="P31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31">0x0<text:span text:style-name="T75">1</text:span></text:p>
          </table:table-cell>
          <table:table-cell table:style-name="Вид_5f_пакета.C2" office:value-type="string">
            <text:p text:style-name="P48">Да</text:p>
          </table:table-cell>
        </table:table-row>
        <table:table-row>
          <table:table-cell table:style-name="Вид_5f_пакета.A2" office:value-type="string">
            <text:p text:style-name="P31">Состояние устройства</text:p>
          </table:table-cell>
          <table:table-cell table:style-name="Вид_5f_пакета.A2" office:value-type="string">
            <text:p text:style-name="P31">0x0<text:span text:style-name="T75">2</text:span></text:p>
          </table:table-cell>
          <table:table-cell table:style-name="Вид_5f_пакета.C2" office:value-type="string">
            <text:p text:style-name="P48">Да</text:p>
          </table:table-cell>
        </table:table-row>
        <table:table-row>
          <table:table-cell table:style-name="Вид_5f_пакета.A2" office:value-type="string">
            <text:p text:style-name="P34">Чтение данных</text:p>
          </table:table-cell>
          <table:table-cell table:style-name="Вид_5f_пакета.A2" office:value-type="string">
            <text:p text:style-name="P31">0x0<text:span text:style-name="T75">3</text:span></text:p>
          </table:table-cell>
          <table:table-cell table:style-name="Вид_5f_пакета.C2" office:value-type="string">
            <text:p text:style-name="P48">Да</text:p>
          </table:table-cell>
        </table:table-row>
        <table:table-row>
          <table:table-cell table:style-name="Вид_5f_пакета.A2" office:value-type="string">
            <text:p text:style-name="P34">Запись данных</text:p>
          </table:table-cell>
          <table:table-cell table:style-name="Вид_5f_пакета.A2" office:value-type="string">
            <text:p text:style-name="P31">0x0<text:span text:style-name="T75">4</text:span></text:p>
          </table:table-cell>
          <table:table-cell table:style-name="Вид_5f_пакета.C2" office:value-type="string">
            <text:p text:style-name="P48">Да</text:p>
          </table:table-cell>
        </table:table-row>
        <table:table-row>
          <table:table-cell table:style-name="Вид_5f_пакета.A2" office:value-type="string">
            <text:p text:style-name="P34">Ping/Pong</text:p>
          </table:table-cell>
          <table:table-cell table:style-name="Вид_5f_пакета.A2" office:value-type="string">
            <text:p text:style-name="P31">0x0<text:span text:style-name="T75">5</text:span></text:p>
          </table:table-cell>
          <table:table-cell table:style-name="Вид_5f_пакета.C2" office:value-type="string">
            <text:p text:style-name="P48">Нет</text:p>
          </table:table-cell>
        </table:table-row>
        <table:table-row>
          <table:table-cell table:style-name="Вид_5f_пакета.A2" office:value-type="string">
            <text:p text:style-name="P49">Технические данные</text:p>
          </table:table-cell>
          <table:table-cell table:style-name="Вид_5f_пакета.A2" office:value-type="string">
            <text:p text:style-name="P49">0x0<text:span text:style-name="T86">6</text:span></text:p>
          </table:table-cell>
          <table:table-cell table:style-name="Вид_5f_пакета.C2" office:value-type="string">
            <text:p text:style-name="P50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7">Название</text:p>
          </table:table-cell>
          <table:table-cell table:style-name="Флаги.B1" office:value-type="string">
            <text:p text:style-name="P7">Значение</text:p>
          </table:table-cell>
        </table:table-row>
        <table:table-row>
          <table:table-cell table:style-name="Флаги.A2" office:value-type="string">
            <text:p text:style-name="P60">Отсутствуют</text:p>
          </table:table-cell>
          <table:table-cell table:style-name="Флаги.B2" office:value-type="string">
            <text:p text:style-name="P60">0x00</text:p>
          </table:table-cell>
        </table:table-row>
        <table:table-row>
          <table:table-cell table:style-name="Флаги.A2" office:value-type="string">
            <text:p text:style-name="P44">Ошибка</text:p>
          </table:table-cell>
          <table:table-cell table:style-name="Флаги.B2" office:value-type="string">
            <text:p text:style-name="P44">0x<text:span text:style-name="T75">FF</text:span></text:p>
          </table:table-cell>
        </table:table-row>
      </table:table>
      <text:p text:style-name="P1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2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75"><text:span text:style-name="T18">Н</text:span><text:span text:style-name="T17">еобходима для таких способов передачи как UART и пр.</text:span></text:p>
      <text:p text:style-name="P112"><text:soft-page-break/><text:span text:style-name="T23">Формула расчета = </text:span><text:span text:style-name="T17">Версия протокола + Тип пакета + Назначение пакета + Флаги + </text:span><text:span text:style-name="T45">Номер фрагмента +</text:span> <text:span text:style-name="T45">Количество фрагментов + </text:span><text:span text:style-name="T17">Размер тела пакета.</text:span></text:p>
      <text:h text:style-name="P93" text:outline-level="1"><text:bookmark-start text:name="__RefHeading___Toc2606_2518304145"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28">(</text:span><text:span text:style-name="T81">16</text:span><text:span text:style-name="T28"> + N байт, </text:span><text:span text:style-name="T70">N </text:span><text:span text:style-name="T66">максимум 2</text:span><text:span text:style-name="T106">40</text:span><text:span text:style-name="T28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1">ID </text:p>
            <text:p text:style-name="P11">устройства</text:p>
          </table:table-cell>
          <table:table-cell table:style-name="Идентификация_5f_устройства.A1" office:value-type="string">
            <text:p text:style-name="P12">Длина имени </text:p>
            <text:p text:style-name="P12">устройства</text:p>
          </table:table-cell>
          <table:table-cell table:style-name="Идентификация_5f_устройства.A1" office:value-type="string">
            <text:p text:style-name="P25"><text:span text:style-name="T30">Длина </text:span><text:span text:style-name="T31">описания</text:span></text:p>
            <text:p text:style-name="P12">устройства</text:p>
          </table:table-cell>
          <table:table-cell table:style-name="Идентификация_5f_устройства.A1" table:number-columns-spanned="2" office:value-type="string">
            <text:p text:style-name="P14">Количество </text:p>
            <text:p text:style-name="P14">каналов записи</text:p>
          </table:table-cell>
          <table:covered-table-cell/>
          <table:table-cell table:style-name="Идентификация_5f_устройства.A1" office:value-type="string">
            <text:p text:style-name="P14">Количество </text:p>
            <text:p text:style-name="P14">каналов <text:span text:style-name="T33">чтения</text:span></text:p>
          </table:table-cell>
          <table:table-cell table:style-name="Идентификация_5f_устройства.A1" office:value-type="string">
            <text:p text:style-name="P15">Флаги</text:p>
          </table:table-cell>
          <table:table-cell table:style-name="Идентификация_5f_устройства.H1" office:value-type="string">
            <text:p text:style-name="P16"/>
            <text:p text:style-name="P3"><text:span text:style-name="T13">Контрольная сумма</text:span> </text:p>
            <text:p text:style-name="P16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35">2 байта</text:p>
          </table:table-cell>
          <table:table-cell table:style-name="Идентификация_5f_устройства.B2" office:value-type="string">
            <text:p text:style-name="P25"><text:span text:style-name="T33">1</text:span> байт</text:p>
          </table:table-cell>
          <table:table-cell table:style-name="Идентификация_5f_устройства.C2" office:value-type="string">
            <text:p text:style-name="P36">2 байта</text:p>
          </table:table-cell>
          <table:table-cell table:style-name="Идентификация_5f_устройства.D2" table:number-columns-spanned="2" office:value-type="string">
            <text:p text:style-name="P25">1 байт</text:p>
          </table:table-cell>
          <table:covered-table-cell/>
          <table:table-cell table:style-name="Идентификация_5f_устройства.F2" office:value-type="string">
            <text:p text:style-name="P27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37">1 байт</text:p>
          </table:table-cell>
          <table:table-cell table:style-name="Идентификация_5f_устройства.H2" office:value-type="string">
            <text:p text:style-name="P29"><text:span text:style-name="T81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79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0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5"><text:span text:style-name="T37">(</text:span><text:span text:style-name="T35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55"><text:span text:style-name="T37">(</text:span><text:span text:style-name="T35">Длина </text:span><text:span text:style-name="T38">описания </text:span><text:span text:style-name="T35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81">Тип данных <text:span text:style-name="T42">к</text:span>анал<text:span text:style-name="T43">а</text:span> <text:span text:style-name="T42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1">Тип данных <text:span text:style-name="T42">к</text:span>анал<text:span text:style-name="T43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6"><text:span text:style-name="T44">(</text:span>Количество <text:span text:style-name="T34">каналов записи</text:span><text:span text:style-name="T36">)</text:span><text:span text:style-name="T39"> б</text:span><text:span text:style-name="T40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56"><text:span text:style-name="T44">(</text:span>Количество <text:span text:style-name="T34">каналов </text:span><text:span text:style-name="T36">чтения)</text:span><text:span text:style-name="T39"> б</text:span><text:span text:style-name="T40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86"><text:span text:style-name="T25">Список описания устройств по их ID, с</text:span><text:span text:style-name="T26">мотри </text:span><text:span text:style-name="T25">в </text:span><text:span text:style-name="T27">файл </text:span><text:span text:style-name="T29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7">Название</text:p>
          </table:table-cell>
          <table:table-cell table:style-name="Таблица27.B1" office:value-type="string">
            <text:p text:style-name="P7">Значение</text:p>
          </table:table-cell>
        </table:table-row>
        <table:table-row>
          <table:table-cell table:style-name="Таблица27.A2" office:value-type="string">
            <text:p text:style-name="P60">Отсутствуют</text:p>
          </table:table-cell>
          <table:table-cell table:style-name="Таблица27.B2" office:value-type="string">
            <text:p text:style-name="P60">0x00</text:p>
          </table:table-cell>
        </table:table-row>
        <table:table-row>
          <table:table-cell table:style-name="Таблица27.A2" office:value-type="string">
            <text:p text:style-name="P45">Ошибка</text:p>
          </table:table-cell>
          <table:table-cell table:style-name="Таблица27.B2" office:value-type="string">
            <text:p text:style-name="P44">0x<text:span text:style-name="T75">FF</text:span></text:p>
          </table:table-cell>
        </table:table-row>
      </table:table>
      <text:h text:style-name="P99" text:outline-level="3"/>
      <text:h text:style-name="Heading_20_3" text:outline-level="3"><text:bookmark-start text:name="__RefHeading___Toc2616_2518304145"/><text:span text:style-name="T46">Контрольная сумма</text:span><text:span text:style-name="T47"> </text:span><text:span text:style-name="T48">тела пакета</text:span><text:bookmark-end text:name="__RefHeading___Toc2616_2518304145"/></text:h>
      <text:p text:style-name="P67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66"/>
      <text:h text:style-name="Heading_20_3" text:outline-level="3"><text:bookmark-start text:name="__RefHeading___Toc2618_2518304145"/>Тип данных <text:span text:style-name="T42">к</text:span>анал<text:span text:style-name="T43">а</text:span><text:bookmark-end text:name="__RefHeading___Toc2618_2518304145"/></text:h>
      <text:p text:style-name="P74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96" text:outline-level="2"><text:bookmark-start text:name="__RefHeading___Toc2620_2518304145"/>Состояние устройства <text:span text:style-name="T28">(</text:span><text:span text:style-name="T81">15</text:span><text:span text:style-name="T28"> + </text:span><text:span text:style-name="T70">N байт</text:span><text:span text:style-name="T28">, </text:span><text:span text:style-name="T70">N </text:span><text:span text:style-name="T66">максимум 2</text:span><text:span text:style-name="T67">40</text:span><text:span text:style-name="T28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2">Длина имени устройства</text:p>
          </table:table-cell>
          <table:table-cell table:style-name="Состояние_5f_устройства.A1" office:value-type="string">
            <text:p text:style-name="P11">Состояние устройства</text:p>
          </table:table-cell>
          <table:table-cell table:style-name="Состояние_5f_устройства.A1" table:number-columns-spanned="2" office:value-type="string">
            <text:p text:style-name="P5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16">пакета данных</text:p>
          </table:table-cell>
          <table:table-cell table:style-name="Состояние_5f_устройства.F1" office:value-type="string">
            <text:p text:style-name="P3"><text:span text:style-name="T13">Контрольная сумма</text:span> </text:p>
            <text:p text:style-name="P16">тела пакета</text:p>
          </table:table-cell>
        </table:table-row>
        <table:table-row>
          <table:table-cell table:style-name="Состояние_5f_устройства.A2" office:value-type="string">
            <text:p text:style-name="P38">1 байт</text:p>
          </table:table-cell>
          <table:table-cell table:style-name="Состояние_5f_устройства.B2" office:value-type="string">
            <text:p text:style-name="P25">1 байт</text:p>
          </table:table-cell>
          <table:table-cell table:style-name="Состояние_5f_устройства.C2" table:number-columns-spanned="2" office:value-type="string">
            <text:p text:style-name="P27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25"><text:span text:style-name="T49">4</text:span> байта</text:p>
          </table:table-cell>
          <table:table-cell table:style-name="Состояние_5f_устройства.F2" office:value-type="string">
            <text:p text:style-name="P29"><text:span text:style-name="T81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18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2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59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57"><text:span text:style-name="T50">(</text:span>Размер <text:span text:style-name="T51">пакета данных</text:span><text:span text:style-name="T50">)</text:span><text:span text:style-name="T51"> </text:span><text:span text:style-name="T50">байт</text:span></text:p>
          </table:table-cell>
          <table:covered-table-cell/>
          <table:covered-table-cell/>
        </table:table-row>
      </table:table>
      <text:p text:style-name="P72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7">Название</text:p>
          </table:table-cell>
          <table:table-cell table:style-name="Таблица32.B1" office:value-type="string">
            <text:p text:style-name="P7">Значение</text:p>
          </table:table-cell>
        </table:table-row>
        <table:table-row>
          <table:table-cell table:style-name="Таблица32.A2" office:value-type="string">
            <text:p text:style-name="P41">Не доступно</text:p>
          </table:table-cell>
          <table:table-cell table:style-name="Таблица32.B2" office:value-type="string">
            <text:p text:style-name="P31">0x00</text:p>
          </table:table-cell>
        </table:table-row>
        <table:table-row>
          <table:table-cell table:style-name="Таблица32.A2" office:value-type="string">
            <text:p text:style-name="P41">Доступно</text:p>
          </table:table-cell>
          <table:table-cell table:style-name="Таблица32.B2" office:value-type="string">
            <text:p text:style-name="P31">0x01</text:p>
          </table:table-cell>
        </table:table-row>
      </table:table>
      <text:p text:style-name="P69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7">Название</text:p>
          </table:table-cell>
          <table:table-cell table:style-name="Таблица33.B1" office:value-type="string">
            <text:p text:style-name="P7">Значение</text:p>
          </table:table-cell>
        </table:table-row>
        <table:table-row>
          <table:table-cell table:style-name="Таблица33.A2" office:value-type="string">
            <text:p text:style-name="P60">Отсутствуют</text:p>
          </table:table-cell>
          <table:table-cell table:style-name="Таблица33.B2" office:value-type="string">
            <text:p text:style-name="P60">0x00</text:p>
          </table:table-cell>
        </table:table-row>
        <table:table-row>
          <table:table-cell table:style-name="Таблица33.A2" office:value-type="string">
            <text:p text:style-name="P45">Ошибка</text:p>
          </table:table-cell>
          <table:table-cell table:style-name="Таблица33.B2" office:value-type="string">
            <text:p text:style-name="P44">0x<text:span text:style-name="T75">FF</text:span></text:p>
          </table:table-cell>
        </table:table-row>
      </table:table>
      <text:h text:style-name="P100" text:outline-level="3"><text:bookmark-start text:name="__RefHeading___Toc2616_25183041451"/><text:span text:style-name="T46">Контрольная сумма</text:span><text:span text:style-name="T47"> </text:span><text:span text:style-name="T48">тела пакета</text:span><text:bookmark-end text:name="__RefHeading___Toc2616_25183041451"/></text:h>
      <text:h text:style-name="P107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96" text:outline-level="2"><text:bookmark-start text:name="__RefHeading___Toc2622_2518304145"/>Чтение / Запись данных <text:span text:style-name="T28">(</text:span><text:span text:style-name="T81">1</text:span><text:span text:style-name="T112">5</text:span><text:span text:style-name="T28"> + N байт, </text:span><text:span text:style-name="T70">N </text:span><text:span text:style-name="T66">максимум 2</text:span><text:span text:style-name="T67">40</text:span><text:span text:style-name="T28">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115">Длина имени устройства</text:p>
          </table:table-cell>
          <table:table-cell table:style-name="Таблица6.A1" office:value-type="string">
            <text:p text:style-name="P114">Номер </text:p>
            <text:p text:style-name="P114">канала</text:p>
          </table:table-cell>
          <table:table-cell table:style-name="Таблица6.A1" table:number-columns-spanned="2" office:value-type="string">
            <text:p text:style-name="P113">Флаги</text:p>
          </table:table-cell>
          <table:covered-table-cell/>
          <table:table-cell table:style-name="Таблица6.A1" office:value-type="string">
            <text:p text:style-name="P117">Размер </text:p>
            <text:p text:style-name="P118">пакета данных</text:p>
          </table:table-cell>
          <table:table-cell table:style-name="Таблица6.F1" office:value-type="string">
            <text:p text:style-name="P117"><text:span text:style-name="T13">Контрольная сумма</text:span> </text:p>
            <text:p text:style-name="P118">тела пакета</text:p>
          </table:table-cell>
        </table:table-row>
        <table:table-row>
          <table:table-cell table:style-name="Таблица6.A2" office:value-type="string">
            <text:p text:style-name="P122">1 байт</text:p>
          </table:table-cell>
          <table:table-cell table:style-name="Таблица6.B2" office:value-type="string">
            <text:p text:style-name="P121">1 байт</text:p>
          </table:table-cell>
          <table:table-cell table:style-name="Таблица6.C2" table:number-columns-spanned="2" office:value-type="string">
            <text:p text:style-name="P119"><text:span text:style-name="T14">1</text:span> байт<text:span text:style-name="T13">а</text:span></text:p>
          </table:table-cell>
          <table:covered-table-cell/>
          <table:table-cell table:style-name="Таблица6.E2" office:value-type="string">
            <text:p text:style-name="P121"><text:span text:style-name="T49">4</text:span> байта</text:p>
          </table:table-cell>
          <table:table-cell table:style-name="Таблица6.F2" office:value-type="string">
            <text:p text:style-name="P123"><text:span text:style-name="T81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114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115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25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24"><text:span text:style-name="T50">(</text:span>Размер <text:span text:style-name="T51">пакета данных</text:span><text:span text:style-name="T50">)</text:span><text:span text:style-name="T51"> </text:span><text:span text:style-name="T50">байт</text:span></text:p>
          </table:table-cell>
          <table:covered-table-cell/>
          <table:covered-table-cell/>
        </table:table-row>
      </table:table>
      <text:p text:style-name="P110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19">Название</text:p>
          </table:table-cell>
          <table:table-cell table:style-name="Таблица25.B1" office:value-type="string">
            <text:p text:style-name="P7">Значение</text:p>
          </table:table-cell>
        </table:table-row>
        <table:table-row>
          <table:table-cell table:style-name="Таблица25.A2" office:value-type="string">
            <text:p text:style-name="P42">0 - 25<text:span text:style-name="T83">5</text:span></text:p>
          </table:table-cell>
          <table:table-cell table:style-name="Таблица25.B2" office:value-type="string">
            <text:p text:style-name="P31">0x00 - <text:span text:style-name="T52">0xF</text:span><text:span text:style-name="T83">F</text:span></text:p>
          </table:table-cell>
        </table:table-row>
      </table:table>
      <text:p text:style-name="P70"/>
      <text:h text:style-name="P101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Название</text:p>
          </table:table-cell>
          <table:table-cell table:style-name="Таблица1.B1" office:value-type="string">
            <text:p text:style-name="P8">Значение</text:p>
          </table:table-cell>
        </table:table-row>
        <table:table-row>
          <table:table-cell table:style-name="Таблица1.A2" office:value-type="string">
            <text:p text:style-name="P60">Отсутствуют</text:p>
          </table:table-cell>
          <table:table-cell table:style-name="Таблица1.B2" office:value-type="string">
            <text:p text:style-name="P60">0x00</text:p>
          </table:table-cell>
        </table:table-row>
        <table:table-row>
          <table:table-cell table:style-name="Таблица1.A2" office:value-type="string">
            <text:p text:style-name="P63">Игнорировать номер канала <text:span text:style-name="T85">(все каналы)</text:span></text:p>
          </table:table-cell>
          <table:table-cell table:style-name="Таблица1.B2" office:value-type="string">
            <text:p text:style-name="P63">0x01</text:p>
          </table:table-cell>
        </table:table-row>
        <table:table-row>
          <table:table-cell table:style-name="Таблица1.A2" office:value-type="string">
            <text:p text:style-name="P65">Открыть поток</text:p>
          </table:table-cell>
          <table:table-cell table:style-name="Таблица1.B2" office:value-type="string">
            <text:p text:style-name="P64">0x02</text:p>
          </table:table-cell>
        </table:table-row>
        <table:table-row>
          <table:table-cell table:style-name="Таблица1.A2" office:value-type="string">
            <text:p text:style-name="P65">Закрыть поток</text:p>
          </table:table-cell>
          <table:table-cell table:style-name="Таблица1.B2" office:value-type="string">
            <text:p text:style-name="P65">0x03</text:p>
          </table:table-cell>
        </table:table-row>
        <table:table-row>
          <table:table-cell table:style-name="Таблица1.A2" office:value-type="string">
            <text:p text:style-name="P45">Ошибка</text:p>
          </table:table-cell>
          <table:table-cell table:style-name="Таблица1.B2" office:value-type="string">
            <text:p text:style-name="P32">0x<text:span text:style-name="T77">FF</text:span></text:p>
          </table:table-cell>
        </table:table-row>
      </table:table>
      <text:h text:style-name="P102" text:outline-level="3"><text:soft-page-break/></text:h>
      <text:h text:style-name="P100" text:outline-level="3"><text:bookmark-start text:name="__RefHeading___Toc2616_25183041452"/><text:span text:style-name="T46">Контрольная сумма</text:span><text:span text:style-name="T47"> </text:span><text:span text:style-name="T48">тела пакета</text:span><text:bookmark-end text:name="__RefHeading___Toc2616_25183041452"/></text:h>
      <text:h text:style-name="P111" text:outline-level="3"><text:bookmark-start text:name="__RefHeading___Toc1836_2934939982"/><text:span text:style-name="T19">Формула расчета = Длина имени устройства </text:span><text:span text:style-name="T20">+ </text:span><text:span text:style-name="T21">Номер канала</text:span><text:span text:style-name="T19"> </text:span><text:span text:style-name="T20">+ </text:span><text:span text:style-name="T19">Флаги </text:span><text:span text:style-name="T45">+ </text:span><text:span text:style-name="T19">Размер пакета данных</text:span><text:bookmark-end text:name="__RefHeading___Toc1836_2934939982"/></text:h>
      <text:h text:style-name="P97" text:outline-level="2"><text:bookmark-start text:name="__RefHeading___Toc2622_2518304145 Копия 1"/><text:span text:style-name="T87">Технические</text:span> данны<text:span text:style-name="T87">е</text:span> <text:span text:style-name="T28">(</text:span><text:span text:style-name="T81">15</text:span><text:span text:style-name="T28"> + N байт, </text:span><text:span text:style-name="T70">N </text:span><text:span text:style-name="T66">максимум 2</text:span><text:span text:style-name="T67">40</text:span><text:span text:style-name="T28">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4">Тип</text:p>
          </table:table-cell>
          <table:table-cell table:style-name="Таблица3.A1" office:value-type="string">
            <text:p text:style-name="P85">Резерв</text:p>
          </table:table-cell>
          <table:table-cell table:style-name="Таблица3.A1" office:value-type="string">
            <text:p text:style-name="P6">Флаги</text:p>
          </table:table-cell>
          <table:table-cell table:style-name="Таблица3.D1" office:value-type="string">
            <text:p text:style-name="P4">Размер </text:p>
            <text:p text:style-name="P17">пакета данных</text:p>
          </table:table-cell>
          <table:table-cell table:style-name="Таблица3.E1" office:value-type="string">
            <text:p text:style-name="P4"><text:span text:style-name="T13">Контрольная сумма</text:span> </text:p>
            <text:p text:style-name="P17">тела пакета</text:p>
          </table:table-cell>
        </table:table-row>
        <table:table-row>
          <table:table-cell table:style-name="Таблица3.A2" office:value-type="string">
            <text:p text:style-name="P39">1 байт</text:p>
          </table:table-cell>
          <table:table-cell table:style-name="Таблица3.B2" office:value-type="string">
            <text:p text:style-name="P51">1 байт</text:p>
          </table:table-cell>
          <table:table-cell table:style-name="Таблица3.C2" office:value-type="string">
            <text:p text:style-name="P28"><text:span text:style-name="T14">1</text:span> байт<text:span text:style-name="T13">а</text:span></text:p>
          </table:table-cell>
          <table:table-cell table:style-name="Таблица3.D2" office:value-type="string">
            <text:p text:style-name="P26"><text:span text:style-name="T49">4</text:span> байта</text:p>
          </table:table-cell>
          <table:table-cell table:style-name="Таблица3.E2" office:value-type="string">
            <text:p text:style-name="P30"><text:span text:style-name="T81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3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26"><text:span text:style-name="T30">(</text:span><text:span text:style-name="T29">Размер </text:span><text:span text:style-name="T32">пакета данных</text:span><text:span text:style-name="T30">)</text:span><text:span text:style-name="T32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3"/>
      <text:h text:style-name="P104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0">Название</text:p>
          </table:table-cell>
          <table:table-cell table:style-name="Таблица4.B1" office:value-type="string">
            <text:p text:style-name="P10">Значение</text:p>
          </table:table-cell>
        </table:table-row>
        <table:table-row>
          <table:table-cell table:style-name="Таблица4.A2" office:value-type="string">
            <text:p text:style-name="P62">Отсутств<text:span text:style-name="T109">ует</text:span></text:p>
          </table:table-cell>
          <table:table-cell table:style-name="Таблица4.B2" office:value-type="string">
            <text:p text:style-name="P33">0x00</text:p>
          </table:table-cell>
        </table:table-row>
        <table:table-row>
          <table:table-cell table:style-name="Таблица4.A2" office:value-type="string">
            <text:p text:style-name="P53">Передача структуры <text:span text:style-name="T29">Событие — Действие </text:span><text:span text:style-name="T2">(json)</text:span></text:p>
          </table:table-cell>
          <table:table-cell table:style-name="Таблица4.B2" office:value-type="string">
            <text:p text:style-name="P52">0x01</text:p>
          </table:table-cell>
        </table:table-row>
      </table:table>
      <text:p text:style-name="P71"/>
      <text:h text:style-name="P105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0">Название</text:p>
          </table:table-cell>
          <table:table-cell table:style-name="Таблица5.B1" office:value-type="string">
            <text:p text:style-name="P10">Значение</text:p>
          </table:table-cell>
        </table:table-row>
        <table:table-row>
          <table:table-cell table:style-name="Таблица5.A2" office:value-type="string">
            <text:p text:style-name="P61">Отсутствуют</text:p>
          </table:table-cell>
          <table:table-cell table:style-name="Таблица5.B2" office:value-type="string">
            <text:p text:style-name="P61">0x00</text:p>
          </table:table-cell>
        </table:table-row>
        <table:table-row>
          <table:table-cell table:style-name="Таблица5.A2" office:value-type="string">
            <text:p text:style-name="P54">Ошибка</text:p>
          </table:table-cell>
          <table:table-cell table:style-name="Таблица5.B2" office:value-type="string">
            <text:p text:style-name="P33">0x<text:span text:style-name="T77">FF</text:span></text:p>
          </table:table-cell>
        </table:table-row>
      </table:table>
      <text:h text:style-name="P103" text:outline-level="3"><text:soft-page-break/></text:h>
      <text:h text:style-name="P105" text:outline-level="3"><text:bookmark-start text:name="__RefHeading___Toc2616_25183041452 Копия 1"/><text:span text:style-name="T46">Контрольная сумма</text:span><text:span text:style-name="T47"> </text:span><text:span text:style-name="T48">тела пакета</text:span><text:bookmark-end text:name="__RefHeading___Toc2616_25183041452 Копия 1"/></text:h>
      <text:h text:style-name="P108" text:outline-level="3"><text:bookmark-start text:name="__RefHeading___Toc1836_2934939982 Копия 1"/><text:span text:style-name="T59">Формула расчета = </text:span><text:span text:style-name="T63">Тип</text:span><text:span text:style-name="T59"> </text:span><text:span text:style-name="T60">+ </text:span><text:span text:style-name="T88">Резерв</text:span><text:span text:style-name="T59"> </text:span><text:span text:style-name="T60">+ </text:span><text:span text:style-name="T59">Флаги </text:span><text:span text:style-name="T61">+ </text:span><text:span text:style-name="T59">Размер пакета данных</text:span><text:bookmark-end text:name="__RefHeading___Toc1836_2934939982 Копия 1"/></text:h>
      <text:h text:style-name="P109" text:outline-level="3"/>
      <text:h text:style-name="P94" text:outline-level="1"><text:bookmark-start text:name="__RefHeading___Toc1731_2518304145"/><text:bookmark-start text:name="Приложение 1"/>Приложение 1<text:bookmark-end text:name="__RefHeading___Toc1731_2518304145"/><text:bookmark-end text:name="Приложение 1"/></text:h>
      <text:h text:style-name="P106" text:outline-level="3"><text:bookmark-start text:name="__RefHeading___Toc2626_2518304145"/>Типы данных каналов<text:bookmark-end text:name="__RefHeading___Toc2626_2518304145"/></text:h>
      <text:h text:style-name="P95" text:outline-level="1"><text:bookmark-start text:name="__RefHeading___Toc2014_1011300270"/><text:span text:style-name="T53">enum</text:span><text:span text:style-name="T55"> </text:span><text:span text:style-name="T57">DATA_TYPE</text:span><text:bookmark-end text:name="__RefHeading___Toc2014_1011300270"/></text:h>
      <text:p text:style-name="P77">{</text:p>
      <text:p text:style-name="P77"><text:span text:style-name="T54"><text:s text:c="4"/></text:span><text:span text:style-name="T56">INT_8</text:span>,</text:p>
      <text:p text:style-name="P77"><text:span text:style-name="T54"><text:s text:c="4"/></text:span><text:span text:style-name="T56">INT_16</text:span>,</text:p>
      <text:p text:style-name="P77"><text:span text:style-name="T54"><text:s text:c="4"/></text:span><text:span text:style-name="T56">INT_32</text:span>,</text:p>
      <text:p text:style-name="P78"><text:span text:style-name="T54"><text:s text:c="4"/></text:span><text:span text:style-name="T56">INT_64</text:span>,</text:p>
      <text:p text:style-name="P77"><text:span text:style-name="T54"><text:s text:c="4"/></text:span><text:span text:style-name="T56">FLOAT_32</text:span>,</text:p>
      <text:p text:style-name="P78"><text:span text:style-name="T54"><text:s text:c="4"/></text:span><text:span text:style-name="T56">DOUBLE_64</text:span>,<text:span text:style-name="T54"> </text:span><text:span text:style-name="T58">//</text:span><text:span text:style-name="T54"> </text:span><text:span text:style-name="T58">на</text:span><text:span text:style-name="T54"> </text:span><text:span text:style-name="T58">МК</text:span><text:span text:style-name="T54"> </text:span><text:span text:style-name="T58">double</text:span><text:span text:style-name="T54"> </text:span><text:span text:style-name="T58">32-битный</text:span><text:span text:style-name="T54"> </text:span><text:span text:style-name="T58">может</text:span><text:span text:style-name="T54"> </text:span><text:span text:style-name="T58">быть</text:span></text:p>
      <text:p text:style-name="P77"><text:span text:style-name="T54"><text:s text:c="4"/></text:span><text:span text:style-name="T56">BOOL</text:span>,</text:p>
      <text:p text:style-name="P78"><text:span text:style-name="T54"><text:s text:c="4"/></text:span><text:span text:style-name="T56">STRING</text:span>,</text:p>
      <text:p text:style-name="P77"><text:span text:style-name="T54"><text:s text:c="4"/></text:span><text:span text:style-name="T56">RAW</text:span>,</text:p>
      <text:p text:style-name="P77"><text:span text:style-name="T54"><text:s text:c="4"/></text:span><text:span text:style-name="T56">NONE</text:span></text:p>
      <text:p text:style-name="P76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10-16T23:50:02.875953637</dc:date>
    <meta:editing-duration>P1DT30M30S</meta:editing-duration>
    <meta:editing-cycles>118</meta:editing-cycles>
    <meta:generator>LibreOffice/7.5.4.2$FreeBSD_X86_64 LibreOffice_project/50$Build-2</meta:generator>
    <meta:document-statistic meta:table-count="16" meta:image-count="0" meta:object-count="0" meta:page-count="11" meta:paragraph-count="273" meta:word-count="751" meta:character-count="4477" meta:non-whitespace-character-count="3939"/>
  </office:meta>
</office:document-meta>
</file>